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3261a6"/>
    </style:style>
    <style:style style:name="P5" style:family="paragraph" style:parent-style-name="Standard">
      <style:text-properties officeooo:paragraph-rsid="003261a6" fo:background-color="#ffff00"/>
    </style:style>
    <style:style style:name="P6" style:family="paragraph" style:parent-style-name="Standard">
      <style:text-properties officeooo:rsid="003394dd" officeooo:paragraph-rsid="003394dd" fo:background-color="#81d41a"/>
    </style:style>
    <style:style style:name="P7" style:family="paragraph" style:parent-style-name="Standard">
      <style:text-properties officeooo:paragraph-rsid="003394dd" fo:background-color="#81d41a"/>
    </style:style>
    <style:style style:name="P8" style:family="paragraph" style:parent-style-name="Standard">
      <style:text-properties officeooo:paragraph-rsid="003261a6" fo:background-color="#81d41a"/>
    </style:style>
    <style:style style:name="P9" style:family="paragraph" style:parent-style-name="Standard">
      <style:text-properties fo:color="#c9211e" loext:opacity="100%" officeooo:paragraph-rsid="003261a6" fo:background-color="#ffffff"/>
    </style:style>
    <style:style style:name="P10" style:family="paragraph" style:parent-style-name="Standard">
      <style:text-properties fo:color="#c9211e" loext:opacity="100%" officeooo:rsid="003394dd" officeooo:paragraph-rsid="003394dd" fo:background-color="#ffffff"/>
    </style:style>
    <style:style style:name="P11" style:family="paragraph" style:parent-style-name="Standard">
      <style:text-properties fo:color="#000000" loext:opacity="100%" officeooo:paragraph-rsid="003261a6" fo:background-color="#ffff00"/>
    </style:style>
    <style:style style:name="P12" style:family="paragraph" style:parent-style-name="Standard">
      <style:text-properties fo:color="#ff0000" loext:opacity="100%" officeooo:paragraph-rsid="003261a6"/>
    </style:style>
    <style:style style:name="P13" style:family="paragraph" style:parent-style-name="Standard">
      <style:text-properties fo:color="#ff0000" loext:opacity="100%" officeooo:paragraph-rsid="003261a6" fo:background-color="#ffffff"/>
    </style:style>
    <style:style style:name="P14" style:family="paragraph" style:parent-style-name="Standard">
      <style:text-properties fo:color="#ff0000" loext:opacity="100%" officeooo:rsid="003394dd" officeooo:paragraph-rsid="003394dd"/>
    </style:style>
    <style:style style:name="P15" style:family="paragraph" style:parent-style-name="Standard">
      <style:text-properties fo:color="#ff0000" loext:opacity="100%" officeooo:paragraph-rsid="003261a6" fo:background-color="transparent"/>
    </style:style>
    <style:style style:name="P16" style:family="paragraph" style:parent-style-name="Standard">
      <style:text-properties fo:color="#ff0000" loext:opacity="100%" officeooo:rsid="003394dd" officeooo:paragraph-rsid="003394dd" fo:background-color="transparent"/>
    </style:style>
    <style:style style:name="P17" style:family="paragraph" style:parent-style-name="Footer">
      <style:paragraph-properties fo:text-align="start" style:justify-single-word="false"/>
    </style:style>
    <style:style style:name="P18" style:family="paragraph" style:parent-style-name="Standard">
      <style:text-properties officeooo:rsid="003394dd" officeooo:paragraph-rsid="003394dd" fo:background-color="#81d41a"/>
    </style:style>
    <style:style style:name="P19" style:family="paragraph" style:parent-style-name="Standard">
      <style:text-properties officeooo:rsid="00339730" officeooo:paragraph-rsid="00339730"/>
    </style:style>
    <style:style style:name="P20" style:family="paragraph" style:parent-style-name="Standard">
      <style:text-properties fo:color="#ff4000" loext:opacity="100%" officeooo:rsid="00339730" officeooo:paragraph-rsid="00339730" fo:background-color="#ffffff"/>
    </style:style>
    <style:style style:name="P21" style:family="paragraph" style:parent-style-name="Standard">
      <style:text-properties fo:color="#ff0000" loext:opacity="100%" officeooo:paragraph-rsid="003261a6" fo:background-color="#ffffff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a3e" style:font-weight-asian="bold" style:font-weight-complex="bold"/>
    </style:style>
    <style:style style:name="T6" style:family="text">
      <style:text-properties officeooo:rsid="003394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I</text:span><text:span text:style-name="T4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4">¿Cuál es la función del conector Molex en la alimentación de un disco duro?</text:p>
      <text:p text:style-name="P4">a) Suministrar energía a la CPU.</text:p>
      <text:p text:style-name="P5">b) Proporcionar energía adicional al sistema de refrigeración.</text:p>
      <text:p text:style-name="P4">c) Alimentar directamente la memoria RAM.</text:p>
      <text:p text:style-name="P5">d) Proporcionar energía al disco duro.</text:p>
      <text:p text:style-name="P6">REF: Considerando que el ventilador se puede tomar como un sistema de refrigeracion y que el disco IDE usa Molex, las respuestas pueden ser multiples.</text:p>
      <text:p text:style-name="P4"/>
      <text:p text:style-name="P4">¿Qué significa la sigla "RAID" en el contexto de almacenamiento de datos?</text:p>
      <text:p text:style-name="P4">a) Random Access Integrated Drive.</text:p>
      <text:p text:style-name="P5">b) Redundant Array of Independent Disks.</text:p>
      <text:p text:style-name="P4">c) Rapid Access and Integration Device.</text:p>
      <text:p text:style-name="P4">d) Read-Only Array of Integrated Drives.</text:p>
      <text:p text:style-name="P6">Conectar discos en RAID significa conectar multiples discos para que funcionen como 1 sola unidad, por ende el nombre en ingles se puede inferir.</text:p>
      <text:p text:style-name="P4"/>
      <text:p text:style-name="P4">¿Cuál de las siguientes opciones describe mejor la interfaz SATA (Serial ATA)?</text:p>
      <text:p text:style-name="P4">a) Utiliza un conector de 40 pines para la conexión de dispositivos de almacenamiento.</text:p>
      <text:p text:style-name="P4">b) Transmite datos en forma de paquetes a través de cables paralelos.</text:p>
      <text:p text:style-name="P5">c) Utiliza un conector de 7 pines para la conexión de dispositivos de almacenamiento.</text:p>
      <text:p text:style-name="P4">d) Es una interfaz obsoleta reemplazada por USB.</text:p>
      <text:p text:style-name="P6">Google: Cuantos pines tiene un conector SATA</text:p>
      <text:p text:style-name="P4"/>
      <text:p text:style-name="P4">¿Cuál es la función principal de una cadena SCSI (Small Computer System Interface)?</text:p>
      <text:p text:style-name="P4">a) Conectar dispositivos de almacenamiento a través de cables ópticos.</text:p>
      <text:p text:style-name="P4">b) Proporcionar energía a los discos duros.</text:p>
      <text:p text:style-name="P5">c) Facilitar la conexión de dispositivos de almacenamiento a la tarjeta madre.</text:p>
      <text:p text:style-name="P4">d) Permitir la comunicación entre dispositivos de almacenamiento y la CPU.</text:p>
      <text:p text:style-name="P6">REF Chat GPT</text:p>
      <text:p text:style-name="P4"/>
      <text:p text:style-name="P4">¿Cuántos dispositivos IDE se pueden conectar típicamente a un controlador IDE en una cadena única?</text:p>
      <text:p text:style-name="P4">a) 1.</text:p>
      <text:p text:style-name="P4">b) 2.</text:p>
      <text:p text:style-name="P5">c) 4.</text:p>
      <text:p text:style-name="P4">d) 8.</text:p>
      <text:p text:style-name="P7"><text:span text:style-name="T6">REF Chat GPT: </text:span>En una configuración IDE, se puede tener un máximo de dos dispositivos por canal (primario y secundario), y cada canal puede admitir hasta dos dispositivos. Por lo tanto, en total, se pueden conectar hasta cuatro dispositivos IDE en una cadena única, dos en el canal primario y dos en el canal secundario. </text:p>
      <text:p text:style-name="P8"/>
      <text:p text:style-name="P4"/>
      <text:p text:style-name="P4"/>
      <text:p text:style-name="P4"><text:soft-page-break/>¿Cuál de las siguientes opciones describe mejor un disco duro externo?</text:p>
      <text:p text:style-name="P4">a) Utiliza memoria flash para el almacenamiento de datos de forma permanente.</text:p>
      <text:p text:style-name="P4">b) Almacena datos de manera óptica mediante láser.</text:p>
      <text:p text:style-name="P5">c) Emplea discos magnéticos giratorios y se conecta a través de USB o Thunderbolt.</text:p>
      <text:p text:style-name="P4">d) Es una unidad de almacenamiento volátil utilizada principalmente para la memoria RAM.</text:p>
      <text:p text:style-name="P4"/>
      <text:p text:style-name="P9">¿Cuál es la función del conector Molex en la alimentación de un disco duro?</text:p>
      <text:p text:style-name="P9">a) Suministrar energía a la CPU.</text:p>
      <text:p text:style-name="P9">b) Proporcionar energía adicional al sistema de refrigeración.</text:p>
      <text:p text:style-name="P9">c) Alimentar directamente la memoria RAM.</text:p>
      <text:p text:style-name="P9">d) Proporcionar energía al disco duro.</text:p>
      <text:p text:style-name="P10">REPETIDA</text:p>
      <text:p text:style-name="P10"/>
      <text:p text:style-name="P4">¿Cuántos pines tiene típicamente un conector SATA utilizado para conectar dispositivos de almacenamiento a la tarjeta madre?</text:p>
      <text:p text:style-name="P11">a) 7.</text:p>
      <text:p text:style-name="P4">b) 15.</text:p>
      <text:p text:style-name="P4">c) 20.</text:p>
      <text:p text:style-name="P4">d) 30.</text:p>
      <text:p text:style-name="P19"/>
      <text:p text:style-name="P4">¿Cuál de las siguientes opciones describe mejor un disco SSD (Solid-State Drive)?</text:p>
      <text:p text:style-name="P4">a) Utiliza discos magnéticos giratorios para el almacenamiento de datos.</text:p>
      <text:p text:style-name="P4">b) Almacena datos de manera óptica mediante láser.</text:p>
      <text:p text:style-name="P5">c) Utiliza memoria flash para el almacenamiento de datos de forma permanente.</text:p>
      <text:p text:style-name="P4">d) Es una unidad de almacenamiento volátil utilizada principalmente para la memoria RAM.</text:p>
      <text:p text:style-name="P4"/>
      <text:p text:style-name="P21">¿Cuántos pines tiene típicamente un conector SATA utilizado para conectar dispositivos de almacenamiento a la tarjeta madre?</text:p>
      <text:p text:style-name="P21">a) 7.</text:p>
      <text:p text:style-name="P21">b) 15.</text:p>
      <text:p text:style-name="P21">c) 20.</text:p>
      <text:p text:style-name="P21">d) 30.</text:p>
      <text:p text:style-name="P20">Repetida</text:p>
      <text:p text:style-name="P20"/>
      <text:p text:style-name="P4">¿Cuál es una ventaja comúnmente asociada con los discos SSD en comparación con los discos duros tradicionales?</text:p>
      <text:p text:style-name="P4">a) Mayor capacidad de almacenamiento.</text:p>
      <text:p text:style-name="P4">b) Menor velocidad de lectura/escritura.</text:p>
      <text:p text:style-name="P5">c) Mayor durabilidad y resistencia a impactos.</text:p>
      <text:p text:style-name="P4">d) Menor costo por gigabyte.</text:p>
      <text:p text:style-name="P4"/>
      <text:p text:style-name="P4">¿Qué tipo de conector utiliza una unidad de disco M.2 para conectarse a la tarjeta madre?</text:p>
      <text:p text:style-name="P4">a) SATA.</text:p>
      <text:p text:style-name="P4">b) USB.</text:p>
      <text:p text:style-name="P5">c) NVMe.</text:p>
      <text:p text:style-name="P4">d) SCSI.</text:p>
      <text:p text:style-name="P4"/>
      <text:p text:style-name="P4"><text:soft-page-break/></text:p>
      <text:p text:style-name="P4">¿Cuál de las siguientes opciones describe mejor la interfaz NVMe (Non-Volatile Memory Express)?</text:p>
      <text:p text:style-name="P4">a) Utiliza un conector de 40 pines para la conexión de dispositivos de almacenamiento.</text:p>
      <text:p text:style-name="P4">b) Transmite datos en forma de paquetes a través de cables paralelos.</text:p>
      <text:p text:style-name="P4">c) Utiliza un conector de 7 pines para la conexión de dispositivos de almacenamiento.</text:p>
      <text:p text:style-name="P5">d) Es una interfaz diseñada específicamente para discos SSD de alta velocidad.</text:p>
      <text:p text:style-name="P4"/>
      <text:p text:style-name="P4">¿Cuál de las siguientes afirmaciones es verdadera sobre la capacidad de almacenamiento de un disco duro o SSD?</text:p>
      <text:p text:style-name="P4">a) La capacidad se mide en megabytes (MB) únicamente.</text:p>
      <text:p text:style-name="P5">b) La capacidad se mide en gigabytes (GB) y terabytes (TB).</text:p>
      <text:p text:style-name="P4">c) La capacidad no es una consideración importante al elegir un dispositivo de almacenamiento.</text:p>
      <text:p text:style-name="P4">d) La capacidad se mide únicamente en kilobytes (KB).</text:p>
      <text:p text:style-name="P4"/>
      <text:p text:style-name="P12">¿Qué significa la sigla "RAID" en el contexto de almacenamiento de datos?</text:p>
      <text:p text:style-name="P12">a) Random Access Integrated Drive.</text:p>
      <text:p text:style-name="P13">b) Redundant Array of Independent Disks.</text:p>
      <text:p text:style-name="P12">c) Rapid Access and Integration Device.</text:p>
      <text:p text:style-name="P12">d) Read-Only Array of Integrated Drives.</text:p>
      <text:p text:style-name="P14">REPETIDA</text:p>
      <text:p text:style-name="P4"/>
      <text:p text:style-name="P12">¿Cuál de las siguientes afirmaciones es verdadera sobre la capacidad de almacenamiento de un disco duro o SSD?</text:p>
      <text:p text:style-name="P12">a) La capacidad se mide en megabytes (MB) únicamente.</text:p>
      <text:p text:style-name="P12">b) La capacidad se mide en gigabytes (GB) y terabytes (TB).</text:p>
      <text:p text:style-name="P12">c) La capacidad no es una consideración importante al elegir un dispositivo de almacenamiento.</text:p>
      <text:p text:style-name="P12">d) La capacidad se mide únicamente en kilobytes (KB).</text:p>
      <text:p text:style-name="P14">REPETIDA</text:p>
      <text:p text:style-name="P12"/>
      <text:p text:style-name="P4">¿Cuál es la función principal de un disco duro externo?</text:p>
      <text:p text:style-name="P4">a) Proporcionar energía adicional a la tarjeta madre.</text:p>
      <text:p text:style-name="P11">b) Almacenar datos de forma permanente mediante discos magnéticos giratorios.</text:p>
      <text:p text:style-name="P11">c) Facilitar la conexión de dispositivos de almacenamiento a través de cables USB o Thunderbolt.</text:p>
      <text:p text:style-name="P4">d) Mejorar la velocidad de acceso a la memoria RAM.</text:p>
      <text:p text:style-name="P6">Capcioso: si nos apegamos netamente a lenguaje tecnico un disco duro externo tiene que ser disco mecanico, de todas formas comunmente se le llama disco duro externo tanto a ssd y a hdd que se conecten por USB</text:p>
      <text:p text:style-name="P4"/>
      <text:p text:style-name="P4">¿Qué significa la sigla "GPU" en el contexto de hardware informático?</text:p>
      <text:p text:style-name="P5">a) General Processing Unit.</text:p>
      <text:p text:style-name="P4">b) Graphics Processing Unit.</text:p>
      <text:p text:style-name="P4">c) General Purpose Unit.</text:p>
      <text:p text:style-name="P4">d) Graphics Performance Unit.</text:p>
      <text:p text:style-name="P4"/>
      <text:p text:style-name="P4"/>
      <text:p text:style-name="P4"/>
      <text:p text:style-name="P4"/>
      <text:p text:style-name="P4"><text:soft-page-break/></text:p>
      <text:p text:style-name="P4">¿Cuál de los siguientes fabricantes es conocido por sus tarjetas gráficas GeForce?</text:p>
      <text:p text:style-name="P4">a) AMD.</text:p>
      <text:p text:style-name="P4">b) Intel.</text:p>
      <text:p text:style-name="P5">c) NVIDIA.</text:p>
      <text:p text:style-name="P4">d) ASUS.</text:p>
      <text:p text:style-name="P4"/>
      <text:p text:style-name="P4">¿Qué es CUDA en el contexto de tarjetas gráficas NVIDIA?</text:p>
      <text:p text:style-name="P4">a) Un tipo de conector de pantalla.</text:p>
      <text:p text:style-name="P4">b) Una interfaz de usuario para configurar gráficos.</text:p>
      <text:p text:style-name="P5">c) Una arquitectura de procesamiento paralelo desarrollada por NVIDIA.</text:p>
      <text:p text:style-name="P4">d) Una tecnología de refrigeración avanzada.</text:p>
      <text:p text:style-name="P4"/>
      <text:p text:style-name="P4">¿Cuántos procesadores de flujo tiene típicamente una tarjeta gráfica moderna?</text:p>
      <text:p text:style-name="P4">a) 32.</text:p>
      <text:p text:style-name="P4">b) 128.</text:p>
      <text:p text:style-name="P4">c) 512.</text:p>
      <text:p text:style-name="P5">d) Varía según el modelo y la marca.</text:p>
      <text:p text:style-name="P4"/>
      <text:p text:style-name="P4">¿Cuál de las siguientes opciones describe mejor la memoria GDDR en una tarjeta gráfica?</text:p>
      <text:p text:style-name="P5">a) Graphics Double Data Rate.</text:p>
      <text:p text:style-name="P4">b) General Dynamic Data RAM.</text:p>
      <text:p text:style-name="P4">c) Graphics Disk Drive RAM.</text:p>
      <text:p text:style-name="P4">d) General Double Density RAM.</text:p>
      <text:p text:style-name="P4"/>
      <text:p text:style-name="P15">¿Qué tamaño de tarjeta gráfica es comúnmente conocido como "dual-slot"?</text:p>
      <text:p text:style-name="P15">a) Mini-ITX.</text:p>
      <text:p text:style-name="P15">b) Full-Height.</text:p>
      <text:p text:style-name="P15">c) ATX.</text:p>
      <text:p text:style-name="P15">d) Dos ranuras de expansión.</text:p>
      <text:p text:style-name="P16">Mala redaccion</text:p>
      <text:p text:style-name="P4"/>
      <text:p text:style-name="P4">¿Cuál de las siguientes interfaces se utiliza comúnmente para conectar tarjetas gráficas a la tarjeta madre?</text:p>
      <text:p text:style-name="P4">a) SATA.</text:p>
      <text:p text:style-name="P5">b) PCIe.</text:p>
      <text:p text:style-name="P4">c) USB.</text:p>
      <text:p text:style-name="P4">d) Thunderbolt.</text:p>
      <text:p text:style-name="P4"/>
      <text:p text:style-name="P4">¿Cuál de los siguientes fabricantes es conocido por su línea de tarjetas gráficas Radeon?</text:p>
      <text:p text:style-name="P4">a) NVIDIA.</text:p>
      <text:p text:style-name="P4">b) Intel.</text:p>
      <text:p text:style-name="P4">c) ASUS.</text:p>
      <text:p text:style-name="P5">d) AMD.</text:p>
      <text:p text:style-name="P4"/>
      <text:p text:style-name="P4"/>
      <text:p text:style-name="P4"/>
      <text:p text:style-name="P4"><text:soft-page-break/></text:p>
      <text:p text:style-name="P4">¿Cuál de las siguientes opciones describe mejor el propósito de una tarjeta gráfica integrada?</text:p>
      <text:p text:style-name="P4">a) Ofrecer un rendimiento gráfico superior en aplicaciones 3D.</text:p>
      <text:p text:style-name="P5">b) Proporcionar capacidades gráficas básicas sin requerir una tarjeta gráfica dedicada.</text:p>
      <text:p text:style-name="P4">c) Mejorar la velocidad de la CPU en tareas generales.</text:p>
      <text:p text:style-name="P4">d) Agregar funcionalidades de realidad virtual.</text:p>
      <text:p text:style-name="P4"/>
      <text:p text:style-name="P4">¿Qué significa la sigla "VRAM" en el contexto de tarjetas gráficas?</text:p>
      <text:p text:style-name="P4">a) Virtual RAM.</text:p>
      <text:p text:style-name="P5">b) Video RAM.</text:p>
      <text:p text:style-name="P4">c) Volatile RAM.</text:p>
      <text:p text:style-name="P4">d) Variable RAM.</text:p>
      <text:p text:style-name="P4"/>
      <text:p text:style-name="P4">¿Cuál es el propósito principal de los núcleos CUDA en una tarjeta gráfica NVIDIA?</text:p>
      <text:p text:style-name="P4">a) Mejorar el rendimiento de la memoria RAM.</text:p>
      <text:p text:style-name="P5">b) Acelerar cálculos paralelos utilizando la arquitectura CUDA.</text:p>
      <text:p text:style-name="P4">c) Gestionar la interfaz de usuario.</text:p>
      <text:p text:style-name="P4">d) Controlar la velocidad del ventilador.</text:p>
      <text:p text:style-name="P4"/>
      <text:p text:style-name="P12">¿Cuál de las siguientes afirmaciones es verdadera sobre el tamaño físico de una tarjeta gráfica Mini-ITX?</text:p>
      <text:p text:style-name="P12">a) Es más grande que una tarjeta gráfica ATX.</text:p>
      <text:p text:style-name="P12">b) Es el mismo que una tarjeta gráfica Full-Height.</text:p>
      <text:p text:style-name="P12">c) Es más pequeño que una tarjeta gráfica ATX y generalmente diseñado para sistemas compactos.</text:p>
      <text:p text:style-name="P12">d) Varía significativamente dependiendo del fabricante.</text:p>
      <text:p text:style-name="P14">Mal redactada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5</text:page-number><text:s/>/ <text:page-count>5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0:54:51.797000000</dc:date>
    <meta:editing-duration>PT8H9M31S</meta:editing-duration>
    <meta:editing-cycles>29</meta:editing-cycles>
    <meta:generator>LibreOffice/7.6.2.1$Windows_X86_64 LibreOffice_project/56f7684011345957bbf33a7ee678afaf4d2ba333</meta:generator>
    <meta:document-statistic meta:table-count="0" meta:image-count="0" meta:object-count="0" meta:page-count="5" meta:paragraph-count="162" meta:word-count="1344" meta:character-count="8282" meta:non-whitespace-character-count="7097"/>
  </office:meta>
</office:document-meta>
</file>